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 Neue" svg:font-family="Helvetica Neue"/>
    <style:font-face style:name="Menlo" svg:font-family="Menlo"/>
    <style:font-face style:name="Times" svg:font-family="Times"/>
  </office:font-face-decls>
  <office:automatic-styles>
    <style:style style:name="Table1" style:family="table">
      <style:table-properties style:width="7.0in" table:align="margins"/>
    </style:style>
    <style:style style:name="P1" style:family="paragraph" style:parent-style-name="Standard">
      <style:paragraph-properties fo:margin-bottom="0.0972in" fo:line-height="120%"/>
      <style:text-properties style:font-name="Times" fo:font-size="12.0pt"/>
    </style:style>
    <style:style style:name="P2" style:family="paragraph" style:parent-style-name="Standard">
      <style:text-properties style:font-name="Times" fo:font-size="12.0pt"/>
    </style:style>
    <style:style style:name="P3" style:family="paragraph" style:parent-style-name="Standard">
      <style:paragraph-properties style:line-height-at-least="0.2361in"/>
      <style:text-properties style:font-name="Menlo" fo:font-size="11.0pt" fo:color="#4689cc" fo:background-color="#171717"/>
    </style:style>
    <style:style style:name="P4" style:family="paragraph" style:parent-style-name="Standard">
      <style:paragraph-properties style:line-height-at-least="0.2361in"/>
      <style:text-properties style:font-name="Menlo" fo:font-size="11.0pt" fo:color="#cacaca" fo:background-color="#171717"/>
    </style:style>
    <style:style style:name="P5" style:family="paragraph" style:parent-style-name="Standard">
      <style:paragraph-properties style:line-height-at-least="0.2361in"/>
      <style:text-properties style:font-name="Menlo" fo:font-size="11.0pt" fo:color="#d4d69a" fo:background-color="#171717"/>
    </style:style>
    <style:style style:name="P6" style:family="paragraph" style:parent-style-name="Standard">
      <style:paragraph-properties style:line-height-at-least="0.2361in"/>
      <style:text-properties style:font-name="Menlo" fo:font-size="11.0pt" fo:color="#8cd3fe" fo:background-color="#171717"/>
    </style:style>
    <style:style style:name="P7" style:family="paragraph" style:parent-style-name="Standard">
      <style:paragraph-properties style:line-height-at-least="0.2361in"/>
      <style:text-properties style:font-name="Menlo" fo:font-size="11.0pt" fo:color="#b76fb3" fo:background-color="#171717"/>
    </style:style>
    <style:style style:name="P8" style:family="paragraph" style:parent-style-name="Standard">
      <style:text-properties style:font-name="Helvetica Neue" fo:font-size="16.0pt" fo:color="#191c1f" fo:background-color="#ffffff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fo:letter-spacing="0.0000in"/>
    </style:style>
    <style:style style:name="T3" style:family="text">
      <style:text-properties fo:letter-spacing="0.0000in" fo:color="#cacaca"/>
    </style:style>
    <style:style style:name="T4" style:family="text">
      <style:text-properties fo:letter-spacing="0.0000in" fo:color="#d4d69a"/>
    </style:style>
    <style:style style:name="T5" style:family="text">
      <style:text-properties fo:letter-spacing="0.0000in" fo:color="#8cd3fe"/>
    </style:style>
    <style:style style:name="T6" style:family="text">
      <style:text-properties fo:letter-spacing="0.0000in" fo:color="#4689cc"/>
    </style:style>
    <style:style style:name="T7" style:family="text">
      <style:text-properties fo:letter-spacing="0.0000in" fo:color="#b76fb3"/>
    </style:style>
    <style:style style:name="T8" style:family="text">
      <style:text-properties fo:letter-spacing="0.0000in" fo:color="#c27e65"/>
    </style:style>
    <style:style style:name="T9" style:family="text">
      <style:text-properties style:font-name="Times" fo:font-size="12.0pt" fo:font-size-asian="12.0pt" fo:font-size-complex="12.0pt" fo:color="#000000"/>
    </style:style>
    <style:style style:name="TableColumn1" style:family="table-column">
      <style:table-column-properties style:column-width="3.4625in" style:rel-column-width="32767*"/>
    </style:style>
    <style:style style:name="TableCell1" style:family="table-cell">
      <style:table-cell-properties fo:padding="0.0382in"/>
    </style:style>
  </office:automatic-styles>
  <office:body>
    <office:text>
      <text:p text:style-name="P1">Ответы нужно давать лаконичные, достаточно продемонстрировать понимание предмета.</text:p>
      <table:table table:name="Table1" table:style-name="Table1">
        <table:table-column table:style-name="TableColumn1"/>
        <table:table-column table:style-name="TableColumn1"/>
        <table:table-row>
          <table:table-cell table:style-name="TableCell1">
            <text:p text:style-name="P2">Ф.И.О.</text:p>
          </table:table-cell>
          <table:table-cell table:style-name="TableCell1">
            <text:p text:style-name="P2">Исиналиев Михаил Тимурович</text:p>
          </table:table-cell>
        </table:table-row>
        <table:table-row>
          <table:table-cell table:style-name="TableCell1">
            <text:p text:style-name="P2"><text:span text:style-name="T1">Javascript</text:span></text:p>
          </table:table-cell>
        </table:table-row>
        <table:table-row>
          <table:table-cell table:style-name="TableCell1">
            <text:p text:style-name="P2">В чем разница между операторами "==" и "==="?</text:p>
          </table:table-cell>
          <table:table-cell table:style-name="TableCell1">
            <text:p text:style-name="P2">Оба оператора являются операторами сравнения, при этом == сравнивает переменные с преобразованием типов, а === без преобразования типов (true только если равны и значения, и типы переменных)</text:p>
          </table:table-cell>
        </table:table-row>
        <table:table-row>
          <table:table-cell table:style-name="TableCell1">
            <text:p text:style-name="P2">Что такое область видимости (Scope)?</text:p>
          </table:table-cell>
          <table:table-cell table:style-name="TableCell1">
            <text:p text:style-name="P2">Область видимости переменной - это та часть программы, в пределах которой эта переменная доступна</text:p>
          </table:table-cell>
        </table:table-row>
        <table:table-row>
          <table:table-cell table:style-name="TableCell1">
            <text:p text:style-name="P2"><text:s/>В каких ситуациях следует использовать ключевые слова let и const?</text:p>
          </table:table-cell>
          <table:table-cell table:style-name="TableCell1">
            <text:p text:style-name="P2">let следует использовать в случаях, когда нужно объявить переменную с областью видимости, ограниченной блоком { } и потребуется изменение значения переменной</text:p>
            <text:p text:style-name="P2">const используется когда нужно объявить константу (неизменяемую переменную). При этом, <text:s/>если в константу присвоен объект, то от изменений защищена только сама константа (переназначить ее нельзя, но сам объект - можно).</text:p>
          </table:table-cell>
        </table:table-row>
        <table:table-row>
          <table:table-cell table:style-name="TableCell1">
            <text:p text:style-name="P2">Что такое прототип объекта?</text:p>
          </table:table-cell>
          <table:table-cell table:style-name="TableCell1">
            <text:p text:style-name="P2">объект-прототип - каждый объект имеет объект-прототип, который выступает как шаблон, от которого объект наследует свойства и методы.</text:p>
          </table:table-cell>
        </table:table-row>
        <table:table-row>
          <table:table-cell table:style-name="TableCell1">
            <text:p text:style-name="P2">Какое значение имеет this?</text:p>
          </table:table-cell>
          <table:table-cell table:style-name="TableCell1">
            <text:p text:style-name="P2">ключевое слово this указывает на объект, в контексте которого оно используется .</text:p>
            <text:p text:style-name="P2">С помощью метода bind можно явно указать контекст, с которым нужно вызвать ту или иную функцию</text:p>
          </table:table-cell>
        </table:table-row>
        <table:table-row>
          <table:table-cell table:style-name="TableCell1">
            <text:p text:style-name="P2">Какими способами можно клонировать объект?</text:p>
          </table:table-cell>
          <table:table-cell table:style-name="TableCell1">
            <text:p text:style-name="P2">Известные способы при клонировании объектов без вложенности (свойства объекта хранят примитивные значения):</text:p>
            <text:p text:style-name="P2">а. через оператор spread const obj = {a: 3, b: 4}</text:p>
            <text:p text:style-name="P2"><text:tab/><text:tab/><text:tab/><text:s text:c="5"/>const clone = […obj]</text:p>
            <text:p text:style-name="P2"/>
            <text:p text:style-name="P2">b. через перебор с оператором for</text:p>
            <text:p text:style-name="P2"/>
            <text:p text:style-name="P2">let clone = {};</text:p>
            <text:p text:style-name="P2"/>
            <text:p text:style-name="P2">for (let key in user) {</text:p>
            <text:p text:style-name="P2">clone[key] = user[key]</text:p>
            <text:p text:style-name="P2">}</text:p>
            <text:p text:style-name="P2"/>
            <text:p text:style-name="P2"/>
            <text:p text:style-name="P2">c. let new = Object.assing({}, old);</text:p>
            <text:p text:style-name="P2"/>
            <text:p text:style-name="P2">При наличии объектов в качестве значений свойств obj нужно применять «глубокое клонирование»</text:p>
            <text:p text:style-name="P3"/>
            <text:p text:style-name="P3"><text:span text:style-name="T2">function</text:span><text:span text:style-name="T3"><text:s/></text:span><text:span text:style-name="T4">copy</text:span><text:span text:style-name="T3">(</text:span><text:span text:style-name="T5">obj</text:span><text:span text:style-name="T3">) {</text:span></text:p>
            <text:p text:style-name="P4"><text:span text:style-name="T2"><text:s text:c="2"/></text:span><text:span text:style-name="T6">let</text:span><text:span text:style-name="T2"><text:s/></text:span><text:span text:style-name="T5">clone</text:span><text:span text:style-name="T2"><text:s/>= {}, </text:span><text:span text:style-name="T5">value</text:span><text:span text:style-name="T2">;</text:span></text:p>
            <text:p text:style-name="P4"><text:span text:style-name="T2"><text:s text:c="2"/></text:span><text:span text:style-name="T7">for</text:span><text:span text:style-name="T2"><text:s/>(</text:span><text:span text:style-name="T6">var</text:span><text:span text:style-name="T2"><text:s/></text:span><text:span text:style-name="T5">prop</text:span><text:span text:style-name="T2"><text:s/></text:span><text:span text:style-name="T6">in</text:span><text:span text:style-name="T2"><text:s/></text:span><text:span text:style-name="T5">obj</text:span><text:span text:style-name="T2">) {</text:span></text:p>
            <text:p text:style-name="P5"><text:span text:style-name="T3"><text:s text:c="4"/></text:span><text:span text:style-name="T7">if</text:span><text:span text:style-name="T3"><text:s/>(!</text:span><text:span text:style-name="T5">obj</text:span><text:span text:style-name="T3">.</text:span><text:span text:style-name="T2">hasOwnProperty</text:span><text:span text:style-name="T3">(</text:span><text:span text:style-name="T5">prop</text:span><text:span text:style-name="T3">)) </text:span><text:span text:style-name="T7">continue</text:span><text:span text:style-name="T3">;</text:span></text:p>
            <text:p text:style-name="P6"><text:span text:style-name="T3"><text:s text:c="4"/></text:span><text:span text:style-name="T2">value</text:span><text:span text:style-name="T3"><text:s/>= </text:span><text:span text:style-name="T2">obj</text:span><text:span text:style-name="T3">[</text:span><text:span text:style-name="T2">prop</text:span><text:span text:style-name="T3">];</text:span></text:p>
            <text:p text:style-name="P6"><text:span text:style-name="T3"><text:s text:c="4"/></text:span><text:span text:style-name="T2">clone</text:span><text:span text:style-name="T3">[</text:span><text:span text:style-name="T2">prop</text:span><text:span text:style-name="T3">] =</text:span></text:p>
            <text:p text:style-name="P4"><text:span text:style-name="T2"><text:s text:c="6"/></text:span><text:span text:style-name="T5">value</text:span><text:span text:style-name="T2"><text:s/>!= </text:span><text:span text:style-name="T6">null</text:span><text:span text:style-name="T2"><text:s/>&amp;&amp; </text:span><text:span text:style-name="T6">typeof</text:span><text:span text:style-name="T2"><text:s/></text:span><text:span text:style-name="T5">value</text:span><text:span text:style-name="T2"><text:s/>=== </text:span><text:span text:style-name="T8">"object"</text:span><text:span text:style-name="T2"><text:s/>? </text:span><text:span text:style-name="T4">copy</text:span><text:span text:style-name="T2">(</text:span><text:span text:style-name="T5">value</text:span><text:span text:style-name="T2">) : </text:span><text:span text:style-name="T5">value</text:span><text:span text:style-name="T2">;</text:span></text:p>
            <text:p text:style-name="P4"><text:span text:style-name="T2"><text:s text:c="2"/>}</text:span></text:p>
            <text:p text:style-name="P7"><text:span text:style-name="T3"><text:s text:c="2"/></text:span><text:span text:style-name="T2">return</text:span><text:span text:style-name="T3"><text:s/></text:span><text:span text:style-name="T5">clone</text:span><text:span text:style-name="T3">;</text:span></text:p>
            <text:p text:style-name="P4"><text:span text:style-name="T2">}</text:span></text:p>
            <text:p text:style-name="P2"/>
          </table:table-cell>
        </table:table-row>
        <table:table-row>
          <table:table-cell table:style-name="TableCell1">
            <text:p text:style-name="P2">Что такое XMLHttpRequest и зачем он нужен?</text:p>
          </table:table-cell>
          <table:table-cell table:style-name="TableCell1">
            <text:p text:style-name="P2">XMLHttpRequest <text:s/>- это встроенный в браузер объект, который дает возможность делать http-запросы к серверу без перезагрузки страницы</text:p>
          </table:table-cell>
        </table:table-row>
        <table:table-row>
          <table:table-cell table:style-name="TableCell1">
            <text:p text:style-name="P2"><text:span text:style-name="T1">Разное</text:span></text:p>
          </table:table-cell>
        </table:table-row>
        <table:table-row>
          <table:table-cell table:style-name="TableCell1">
            <text:p text:style-name="P2">Что такое cookies?</text:p>
          </table:table-cell>
          <table:table-cell table:style-name="TableCell1">
            <text:p text:style-name="P2">cookies - это маленькие файлы , которые сохраняются на локальном компьютере (в local storage) и хранят информацию, необходимо для общения браузера клиента и сервера. В частности, там хранятся токены (используются для того, чтобы пользователю не нужны было вводить пару логин-пароль при повторном посещении сайта)</text:p>
          </table:table-cell>
        </table:table-row>
        <table:table-row>
          <table:table-cell table:style-name="TableCell1">
            <text:p text:style-name="P2">В чем разница между padding и margin?</text:p>
          </table:table-cell>
          <table:table-cell table:style-name="TableCell1">
            <text:p text:style-name="P2">margin и padding - это <text:s/>CSS свойства</text:p>
            <text:p text:style-name="P2">margin блока - это внешние отступы вокруг блока</text:p>
            <text:p text:style-name="P2">padding блока - это отступы внутри блока </text:p>
          </table:table-cell>
        </table:table-row>
        <table:table-row>
          <table:table-cell table:style-name="TableCell1">
            <text:p text:style-name="P2">Что такое сессии и зачем они используются?</text:p>
          </table:table-cell>
          <table:table-cell table:style-name="TableCell1">
            <text:p text:style-name="P2">Сессия - это все запросы пользователя к серверу, сделанные в определенный период времени.</text:p>
          </table:table-cell>
        </table:table-row>
        <table:table-row>
          <table:table-cell table:style-name="TableCell1">
            <text:p text:style-name="P2">Опишите что будет происходить «под капотом» после ввода адреса сайта в браузере и нажатия Enter?</text:p>
          </table:table-cell>
          <table:table-cell table:style-name="TableCell1">
            <text:p text:style-name="P2">1) поиск узла назначение в кэше браузера, затем ищет через dns-сервера, начиная с ближайшего известного </text:p>
            <text:p text:style-name="P2"/>
            <text:p text:style-name="P2">2) установка TCP-соединения с хостом и отпрвка HTTP-запроса</text:p>
            <text:p text:style-name="P2"/>
            <text:p text:style-name="P2">3) сервер ищет необходимый ресурс и отвечает по протоколу HTTP, отправляет ответ клиенту (браузеру)</text:p>
            <text:p text:style-name="P2"/>
            <text:p text:style-name="P2">4) парсинг html-документа для воссоздания его структуры , если с сервера пришли картинки, css или js - то </text:p>
            <text:p text:style-name="P2"/>
            <text:p text:style-name="P8"><text:span text:style-name="T9">3) </text:span><text:span text:style-name="T2">Сервер ищет необходимый ресурс (если он существует) и отвечает по протоколу HTTP, отправляет данные клиенту ( браузеру)</text:span></text:p>
            <text:p text:style-name="P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894.6</meta:generator>
  </office:meta>
</office:document-meta>
</file>